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00" draw:opacity="50%" draw:textarea-horizontal-align="justify" draw:textarea-vertical-align="middle" draw:auto-grow-height="false" fo:min-height="8.45cm" fo:min-width="5cm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draw:stroke="solid" draw:stroke-dash="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35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P1" style:family="paragraph">
      <loext:graphic-properties draw:fill-color="#ffff00" draw:opacity="5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5cm" svg:height="8.7cm" svg:x="3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1.65cm" svg:x="6.6cm" svg:y="0.75cm">
          <draw:text-box>
            <text:p><text:span text:style-name="T1">j</text:span><text:span text:style-name="T1">w</text:span></text:p>
          </draw:text-box>
        </draw:frame>
        <draw:frame draw:style-name="gr2" draw:text-style-name="P3" draw:layer="layout" svg:width="1cm" svg:height="1.65cm" svg:x="13cm" svg:y="5.8cm">
          <draw:text-box>
            <text:p><text:span text:style-name="T1">σ</text:span></text:p>
          </draw:text-box>
        </draw:frame>
        <draw:line draw:style-name="gr3" draw:text-style-name="P4" draw:layer="layout" svg:x1="7.1cm" svg:y1="1.6cm" svg:x2="7.1cm" svg:y2="10.5cm">
          <text:p/>
        </draw:line>
        <draw:frame draw:style-name="gr4" draw:text-style-name="P5" draw:layer="layout" svg:width="0.8cm" svg:height="0.602cm" svg:x="6.5cm" svg:y="6.298cm">
          <draw:text-box>
            <text:p><text:span text:style-name="T2">0</text:span></text:p>
          </draw:text-box>
        </draw:frame>
        <draw:line draw:style-name="gr3" draw:text-style-name="P4" draw:layer="layout" svg:x1="1cm" svg:y1="6.3cm" svg:x2="13.3cm" svg:y2="6.3cm">
          <text:p/>
        </draw:line>
        <draw:frame draw:style-name="gr5" draw:text-style-name="P3" draw:layer="layout" svg:width="2.6cm" svg:height="0.958cm" svg:x="11cm" svg:y="0.842cm">
          <draw:text-box>
            <text:p><text:span text:style-name="T1">S </text:span><text:span text:style-name="T1">平面</text:span></text:p>
          </draw:text-box>
        </draw:frame>
        <draw:frame draw:style-name="gr5" draw:text-style-name="P3" draw:layer="layout" svg:width="3.815cm" svg:height="0.958cm" svg:x="9.785cm" svg:y="2.1cm">
          <draw:text-box>
            <text:p><text:span text:style-name="T1">s = σ+jw</text:span></text:p>
          </draw:text-box>
        </draw:frame>
        <draw:line draw:style-name="gr6" draw:text-style-name="P4" draw:layer="layout" svg:x1="8.5cm" svg:y1="1.4cm" svg:x2="8.5cm" svg:y2="10.5cm">
          <text:p/>
        </draw:line>
        <draw:frame draw:style-name="gr7" draw:text-style-name="P3" draw:layer="layout" svg:width="3.8cm" svg:height="1.665cm" svg:x="3.2cm" svg:y="2.5cm">
          <draw:text-box>
            <text:p><text:span text:style-name="T1">収束領域</text:span></text:p>
          </draw:text-box>
        </draw:frame>
        <draw:frame draw:style-name="gr8" draw:text-style-name="P5" draw:layer="layout" svg:width="1.4cm" svg:height="0.953cm" svg:x="8.4cm" svg:y="6.3cm">
          <draw:text-box>
            <text:p><text:span text:style-name="T2">σ-</text:span></text:p>
          </draw:text-box>
        </draw:frame>
        <draw:line draw:style-name="gr6" draw:text-style-name="P4" draw:layer="layout" svg:x1="3cm" svg:y1="1.5cm" svg:x2="3cm" svg:y2="10.5cm">
          <text:p/>
        </draw:line>
        <draw:frame draw:style-name="gr8" draw:text-style-name="P5" draw:layer="layout" svg:width="1.4cm" svg:height="0.953cm" svg:x="2.1cm" svg:y="6.3cm">
          <draw:text-box>
            <text:p><text:span text:style-name="T2">σ+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2-02T12:50:38.841455528</dc:date>
    <meta:editing-duration>PT1H50M7S</meta:editing-duration>
    <meta:editing-cycles>39</meta:editing-cycles>
    <meta:generator>LibreOffice/6.4.7.2$Linux_X86_64 LibreOffice_project/40$Build-2</meta:generator>
    <meta:document-statistic meta:object-count="13"/>
  </office:meta>
</office:document-meta>
</file>